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0000000209055F85364CC544A.png" manifest:media-type="image/png"/>
  <manifest:file-entry manifest:full-path="Pictures/100064800000034F0000034FF0713D07C29A833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0.9319in" svg:height="0.9319in" draw:z-index="0"><draw:image xlink:href="Pictures/100064800000034F0000034FF0713D07C29A8338.svg" xlink:type="simple" xlink:show="embed" xlink:actuate="onLoad" draw:mime-type="image/svg+xml"/><draw:image xlink:href="Pictures/1000000100000020000000209055F85364CC54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"><text:s text:c="3"/>Обработка фот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8:05:22</meta:creation-date>
    <dc:language>en-US</dc:language>
    <dc:date>2023-10-28T18:09:55.211591625</dc:date>
    <meta:editing-cycles>2</meta:editing-cycles>
    <meta:editing-duration>PT4M4S</meta:editing-duration>
    <meta:generator>LibreOffice/7.3.7.2$Linux_X86_64 LibreOffice_project/30$Build-2</meta:generator>
    <meta:document-statistic meta:table-count="0" meta:image-count="1" meta:object-count="0" meta:page-count="1" meta:paragraph-count="1" meta:word-count="2" meta:character-count="17" meta:non-whitespace-character-count="13"/>
    <meta:user-defined meta:name="AppVersion">15.0000</meta:user-defined>
  </office:meta>
</office:document-meta>
</file>